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93cm" fo:margin-left="-0.191cm" fo:margin-top="0cm" fo:margin-bottom="0cm" table:align="left" style:writing-mode="lr-tb"/>
    </style:style>
    <style:style style:name="Table1.A" style:family="table-column">
      <style:table-column-properties style:column-width="4.494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2.3cm"/>
    </style:style>
    <style:style style:name="Table1.E" style:family="table-column">
      <style:table-column-properties style:column-width="2.702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style:min-row-height="0.649cm" fo:keep-together="auto"/>
    </style:style>
    <style:style style:name="Table1.6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text-indent="-1.905cm" style:auto-text-indent="false"/>
    </style:style>
    <style:style style:name="P7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8" style:family="paragraph" style:parent-style-name="Standard">
      <style:paragraph-properties fo:margin-left="-1.905cm" fo:margin-right="0cm" fo:line-height="115%" fo:text-indent="0cm" style:auto-text-indent="false"/>
    </style:style>
    <style:style style:name="P9" style:family="paragraph" style:parent-style-name="Standard">
      <style:paragraph-properties fo:margin-left="-1.905cm" fo:margin-right="0cm" fo:text-indent="0cm" style:auto-text-indent="false"/>
      <style:text-properties officeooo:paragraph-rsid="0019ab60"/>
    </style:style>
    <style:style style:name="P10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1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2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4" style:family="paragraph" style:parent-style-name="Standard">
      <style:paragraph-properties fo:margin-left="0.635cm" fo:margin-right="0cm" fo:line-height="115%" fo:orphans="0" fo:widows="0" fo:text-indent="0cm" style:auto-text-indent="false"/>
    </style:style>
    <style:style style:name="P15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paragraph-rsid="0019ab60"/>
    </style:style>
    <style:style style:name="P16" style:family="paragraph" style:parent-style-name="Standard">
      <style:paragraph-properties fo:margin-left="0cm" fo:margin-right="0cm" fo:line-height="115%" fo:orphans="0" fo:widows="0" fo:text-indent="0cm" style:auto-text-indent="false"/>
    </style:style>
    <style:style style:name="P17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18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5.08cm" fo:margin-right="0cm" fo:margin-top="0cm" fo:margin-bottom="0cm" loext:contextual-spacing="false" fo:line-height="200%" fo:text-indent="-6.985cm" style:auto-text-indent="false"/>
      <style:text-properties fo:font-size="13pt" style:font-size-asian="13pt" style:font-size-complex="13pt"/>
    </style:style>
    <style:style style:name="P20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10.16cm" fo:margin-right="0cm" fo:text-indent="0cm" style:auto-text-indent="false"/>
    </style:style>
    <style:style style:name="P22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  <style:text-properties fo:font-weight="bold" style:font-weight-asian="bold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5.558cm"/>
        </style:tab-stops>
      </style:paragraph-properties>
    </style:style>
    <style:style style:name="P24" style:family="paragraph" style:parent-style-name="Standard" style:list-style-name="WWNum2">
      <style:paragraph-properties fo:line-height="100%"/>
      <style:text-properties fo:font-size="13pt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fo:color="#111111" officeooo:rsid="0018cc21" officeooo:paragraph-rsid="0018cc21" fo:background-color="#b1bfbd"/>
    </style:style>
    <style:style style:name="P26" style:family="paragraph" style:parent-style-name="Standard">
      <style:paragraph-properties fo:text-align="center" style:justify-single-word="false"/>
      <style:text-properties fo:color="#111111" officeooo:paragraph-rsid="0018cc21" fo:background-color="#b1bfbd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8pt" fo:language="pt" fo:country="BR" fo:font-weight="bold" style:font-size-asian="18pt" style:font-weight-asian="bold" style:font-size-complex="18pt"/>
    </style:style>
    <style:style style:name="T4" style:family="text">
      <style:text-properties fo:color="#007399" fo:font-size="18pt" fo:language="de" fo:country="DE" fo:font-weight="bold" fo:background-color="#ffff00" loext:char-shading-value="0" style:font-size-asian="18pt" style:font-weight-asian="bold" style:font-size-complex="18pt"/>
    </style:style>
    <style:style style:name="T5" style:family="text">
      <style:text-properties fo:color="#007399" fo:font-size="18pt" fo:language="de" fo:country="DE" fo:font-weight="normal" fo:background-color="#ffff00" loext:char-shading-value="0" style:font-size-asian="18pt" style:font-weight-asian="normal" style:font-size-complex="18pt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00ffff" loext:char-shading-value="0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ab60" style:font-weight-asian="bold" style:font-weight-complex="bold"/>
    </style:style>
    <style:style style:name="T13" style:family="text">
      <style:text-properties fo:font-size="13pt" fo:font-weight="normal" fo:background-color="#00ffff" loext:char-shading-value="0" style:font-size-asian="13pt" style:font-weight-asian="normal" style:font-size-complex="13pt" style:font-weight-complex="normal"/>
    </style:style>
    <style:style style:name="T14" style:family="text">
      <style:text-properties fo:font-size="13pt" fo:font-weight="bold" style:font-size-asian="13pt" style:font-weight-asian="bold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text-transform="uppercase" style:text-underline-style="none" fo:font-weight="normal" fo:background-color="#00ffff" loext:char-shading-value="0" style:font-weight-asian="normal" style:font-weight-complex="normal"/>
    </style:style>
    <style:style style:name="T17" style:family="text">
      <style:text-properties fo:text-transform="uppercase" style:text-underline-style="none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19ab60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<text:s text:c="4"/></text:span><text:span text:style-name="T2">CURRICULUM VITAE</text:span></text:p>
      <text:p text:style-name="P6"><text:span text:style-name="T3">NIRBHAY KUMAR PANDEY <text:s text:c="2"/></text:span><text:span text:style-name="T4">(</text:span><text:span text:style-name="T5">c++11 developer</text:span><text:span text:style-name="T4">)</text:span><text:span text:style-name="T3"> </text:span></text:p>
      <text:p text:style-name="P6"><text:span text:style-name="T7">E-mail:- </text:span><text:span text:style-name="T6">nirbhay57@gmail.com</text:span></text:p>
      <text:p text:style-name="P6"><text:span text:style-name="T7">Contact no: -</text:span><text:span text:style-name="T6"> +91 7992254508 / 7091503734</text:span> </text:p>
      <text:p text:style-name="P6"><text:a xlink:type="simple" xlink:href="https://www.codechef.com/users/nirbhay57" text:style-name="Internet_20_link" text:visited-style-name="Visited_20_Internet_20_Link">https://www.codechef.com/users/nirbhay57</text:a></text:p>
      <text:p text:style-name="P6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11"><draw:line text:anchor-type="paragraph" draw:z-index="3" draw:name="Shape3_0" draw:style-name="gr1" draw:text-style-name="P27" svg:x1="-2.011cm" svg:y1="0.095cm" svg:x2="17.353cm" svg:y2="0.095cm"><text:p/></draw:line><text:span text:style-name="T13">Work Experience</text:span><text:span text:style-name="T14"> : <text:s/><text:tab/></text:span><text:span text:style-name="T10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Organization</text:p>
          </table:table-cell>
          <table:table-cell table:style-name="Table1.A1" office:value-type="string">
            <text:p text:style-name="P4">My Role/Post (Legal)</text:p>
          </table:table-cell>
          <table:table-cell table:style-name="Table1.A1" office:value-type="string">
            <text:p text:style-name="P4">From</text:p>
          </table:table-cell>
          <table:table-cell table:style-name="Table1.A1" office:value-type="string">
            <text:p text:style-name="P4">To</text:p>
          </table:table-cell>
          <table:table-cell table:style-name="Table1.E1" office:value-type="string">
            <text:p text:style-name="P4">Involvement</text:p>
          </table:table-cell>
        </table:table-row>
        <table:table-row table:style-name="Table1.2">
          <table:table-cell table:style-name="Table1.A1" office:value-type="string">
            <text:p text:style-name="P25">Agva Healthcare, Noida</text:p>
          </table:table-cell>
          <table:table-cell table:style-name="Table1.A1" office:value-type="string">
            <text:p text:style-name="P25">QT developer</text:p>
          </table:table-cell>
          <table:table-cell table:style-name="Table1.A1" office:value-type="string">
            <text:p text:style-name="P25">Oct-2021</text:p>
          </table:table-cell>
          <table:table-cell table:style-name="Table1.A1" office:value-type="string">
            <text:p text:style-name="P25">Till date</text:p>
          </table:table-cell>
          <table:table-cell table:style-name="Table1.E1" office:value-type="string">
            <text:p text:style-name="P26">Full Time</text:p>
          </table:table-cell>
        </table:table-row>
        <table:table-row table:style-name="Table1.2">
          <table:table-cell table:style-name="Table1.A3" office:value-type="string">
            <text:p text:style-name="P1">Biztechnosys infotech Pvt Ltd. , Bangaluru</text:p>
            <text:p text:style-name="P1"/>
          </table:table-cell>
          <table:table-cell table:style-name="Table1.A3" office:value-type="string">
            <text:p text:style-name="P1">Develop software using C#</text:p>
          </table:table-cell>
          <table:table-cell table:style-name="Table1.A3" office:value-type="string">
            <text:p text:style-name="P1">Feb-2020</text:p>
          </table:table-cell>
          <table:table-cell table:style-name="Table1.A3" office:value-type="string">
            <text:p text:style-name="P1">Mar-2020</text:p>
          </table:table-cell>
          <table:table-cell table:style-name="Table1.E3" office:value-type="string">
            <text:p text:style-name="P1">Full Time</text:p>
          </table:table-cell>
        </table:table-row>
        <table:table-row table:style-name="Table1.2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July-2013</text:p>
          </table:table-cell>
          <table:table-cell table:style-name="Table1.A1" office:value-type="string">
            <text:p text:style-name="P1">July-2017</text:p>
          </table:table-cell>
          <table:table-cell table:style-name="Table1.E1" office:value-type="string">
            <text:p text:style-name="P1">Full Time</text:p>
          </table:table-cell>
        </table:table-row>
        <table:table-row table:style-name="Table1.5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July-2012</text:p>
          </table:table-cell>
          <table:table-cell table:style-name="Table1.A1" office:value-type="string">
            <text:p text:style-name="P1">Jun-2013</text:p>
          </table:table-cell>
          <table:table-cell table:style-name="Table1.E1" office:value-type="string">
            <text:p text:style-name="P5">Part Time</text:p>
          </table:table-cell>
        </table:table-row>
        <table:table-row table:style-name="Table1.6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Feb-2012</text:p>
          </table:table-cell>
          <table:table-cell table:style-name="Table1.A1" office:value-type="string">
            <text:p text:style-name="P1">Jun-2012</text:p>
          </table:table-cell>
          <table:table-cell table:style-name="Table1.E1" office:value-type="string">
            <text:p text:style-name="P1">Full Time</text:p>
          </table:table-cell>
        </table:table-row>
        <table:table-row table:style-name="Table1.6">
          <table:table-cell table:style-name="Table1.A1" office:value-type="string">
            <text:p text:style-name="P1">Anupam Technologies Pvt. Ltd. , Kolkata</text:p>
          </table:table-cell>
          <table:table-cell table:style-name="Table1.A1" office:value-type="string">
            <text:p text:style-name="P1">International Outbound Call centre executive</text:p>
          </table:table-cell>
          <table:table-cell table:style-name="Table1.A1" office:value-type="string">
            <text:p text:style-name="P1">July-2009</text:p>
            <text:p text:style-name="P1">(approx)</text:p>
          </table:table-cell>
          <table:table-cell table:style-name="Table1.A1" office:value-type="string">
            <text:p text:style-name="P1">Sep-2009</text:p>
            <text:p text:style-name="P1">(approx)</text:p>
          </table:table-cell>
          <table:table-cell table:style-name="Table1.E1" office:value-type="string">
            <text:p text:style-name="P1">Full Time</text:p>
          </table:table-cell>
        </table:table-row>
      </table:table>
      <text:p text:style-name="P22"><draw:line text:anchor-type="paragraph" draw:z-index="0" draw:name="Shape1" draw:style-name="gr1" draw:text-style-name="P27" svg:x1="-1.914cm" svg:y1="0.38cm" svg:x2="17.009cm" svg:y2="0.356cm"><text:p/></draw:line><text:s text:c="20"/></text:p>
      <text:p text:style-name="P7"><text:span text:style-name="T9">Education</text:span><text:span text:style-name="T11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Examination</text:p>
          </table:table-cell>
          <table:table-cell table:style-name="Table2.A1" office:value-type="string">
            <text:p text:style-name="P4">University/Board</text:p>
          </table:table-cell>
          <table:table-cell table:style-name="Table2.A1" office:value-type="string">
            <text:p text:style-name="P4">School/College</text:p>
          </table:table-cell>
          <table:table-cell table:style-name="Table2.A1" office:value-type="string">
            <text:p text:style-name="P4">Year of <text:s/>Passing</text:p>
          </table:table-cell>
          <table:table-cell table:style-name="Table2.E1" office:value-type="string">
            <text:p text:style-name="P4">Performance</text:p>
          </table:table-cell>
        </table:table-row>
        <table:table-row table:style-name="Table2.2">
          <table:table-cell table:style-name="Table2.A1" office:value-type="string">
            <text:p text:style-name="P1">M.Tech in I.T.</text:p>
            <text:p text:style-name="P1">(specialization – Software Engineering)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2019</text:p>
          </table:table-cell>
          <table:table-cell table:style-name="Table2.E1" office:value-type="string">
            <text:p text:style-name="P1">7.85/10</text:p>
          </table:table-cell>
        </table:table-row>
        <table:table-row table:style-name="Table2.3">
          <table:table-cell table:style-name="Table2.A1" office:value-type="string">
            <text:p text:style-name="P1">M.Tech in C.S.E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<text:s/>2013</text:p>
          </table:table-cell>
          <table:table-cell table:style-name="Table2.E1" office:value-type="string">
            <text:p text:style-name="P1">7.14/10</text:p>
          </table:table-cell>
        </table:table-row>
        <table:table-row table:style-name="Table2.4">
          <table:table-cell table:style-name="Table2.A1" office:value-type="string">
            <text:p text:style-name="P1">B.Tech in I.T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2010</text:p>
          </table:table-cell>
          <table:table-cell table:style-name="Table2.E1" office:value-type="string">
            <text:p text:style-name="P1">7.48/10</text:p>
          </table:table-cell>
        </table:table-row>
        <table:table-row table:style-name="Table2.5">
          <table:table-cell table:style-name="Table2.A1" office:value-type="string">
            <text:p text:style-name="P1">Diploma in CST</text:p>
          </table:table-cell>
          <table:table-cell table:style-name="Table2.A1" office:value-type="string">
            <text:p text:style-name="P1">W.B.S.C.T.E.</text:p>
          </table:table-cell>
          <table:table-cell table:style-name="Table2.A1" office:value-type="string">
            <text:p text:style-name="P1">BIT ,Katwa</text:p>
          </table:table-cell>
          <table:table-cell table:style-name="Table2.A1" office:value-type="string">
            <text:p text:style-name="P1">2006</text:p>
          </table:table-cell>
          <table:table-cell table:style-name="Table2.E1" office:value-type="string">
            <text:p text:style-name="P1">74.6%</text:p>
            <text:p text:style-name="P1"/>
          </table:table-cell>
        </table:table-row>
        <table:table-row table:style-name="Table2.6">
          <table:table-cell table:style-name="Table2.A1" office:value-type="string">
            <text:p text:style-name="P1">Higher Secondary</text:p>
          </table:table-cell>
          <table:table-cell table:style-name="Table2.A1" office:value-type="string">
            <text:p text:style-name="P1">W.B.C.H.S.E.</text:p>
          </table:table-cell>
          <table:table-cell table:style-name="Table2.A1" office:value-type="string">
            <text:p text:style-name="P1">B. C. College, Asansol</text:p>
          </table:table-cell>
          <table:table-cell table:style-name="Table2.A1" office:value-type="string">
            <text:p text:style-name="P1">2002</text:p>
          </table:table-cell>
          <table:table-cell table:style-name="Table2.E1" office:value-type="string">
            <text:p text:style-name="P1">48.5%</text:p>
          </table:table-cell>
        </table:table-row>
        <table:table-row table:style-name="Table2.7">
          <table:table-cell table:style-name="Table2.A1" office:value-type="string">
            <text:p text:style-name="P2">Metriculation</text:p>
          </table:table-cell>
          <table:table-cell table:style-name="Table2.A1" office:value-type="string">
            <text:p text:style-name="P2">W.B.B.S.E.</text:p>
          </table:table-cell>
          <table:table-cell table:style-name="Table2.A1" office:value-type="string">
            <text:p text:style-name="P1">Sodepur Colliery High School</text:p>
          </table:table-cell>
          <table:table-cell table:style-name="Table2.A1" office:value-type="string">
            <text:p text:style-name="P1">2000</text:p>
          </table:table-cell>
          <table:table-cell table:style-name="Table2.E1" office:value-type="string">
            <text:p text:style-name="P1">65.25%</text:p>
          </table:table-cell>
        </table:table-row>
      </table:table>
      <text:p text:style-name="P12"><draw:line text:anchor-type="paragraph" draw:z-index="1" draw:name="Shape1" draw:style-name="gr1" draw:text-style-name="P27" svg:x1="-1.914cm" svg:y1="0.38cm" svg:x2="17.009cm" svg:y2="0.356cm"><text:p/></draw:line></text:p>
      <text:p text:style-name="P13"><text:span text:style-name="T13">Achievements</text:span><text:span text:style-name="T14"> : <text:s text:c="5"/></text:span></text:p>
      <text:list xml:id="list1225879974" text:style-name="WWNum2">
        <text:list-item>
          <text:p text:style-name="P24">98.7 percentile in Gate 2016 having <text:s text:c="2"/>Gate-Score 631 and rank 1311.</text:p>
        </text:list-item>
      </text:list>
      <text:p text:style-name="P3"><draw:line text:anchor-type="paragraph" draw:z-index="2" draw:name="Shape1" draw:style-name="gr1" draw:text-style-name="P27" svg:x1="-1.914cm" svg:y1="0.38cm" svg:x2="17.009cm" svg:y2="0.356cm"><text:p/></draw:line></text:p>
      <text:p text:style-name="P9"><text:span text:style-name="T16">PROJECTS</text:span><text:span text:style-name="T17"> : </text:span></text:p>
      <text:p text:style-name="P15"/>
      <text:p text:style-name="P15"><text:span text:style-name="T11"><text:s text:c="40"/>1.</text:span> <text:s/><text:span text:style-name="T19">Developed UI of ventilator</text:span>.</text:p>
      <text:p text:style-name="P15"><text:soft-page-break/><text:span text:style-name="T12"><text:s text:c="40"/>2</text:span><text:span text:style-name="T11">.</text:span> <text:s/>Face recognition using PCA.</text:p>
      <text:p text:style-name="P14"><text:span text:style-name="T11"><text:s text:c="17"/><text:tab/> <text:s text:c="21"/></text:span><text:span text:style-name="T12">3</text:span><text:span text:style-name="T11">. <text:s/></text:span><text:span text:style-name="T8">Search engine for large document corpus using inverted index.</text:span></text:p>
      <text:p text:style-name="P16"><text:span text:style-name="T8"><text:s text:c="46"/></text:span><text:span text:style-name="T12">4</text:span><text:span text:style-name="T11">. <text:s/></text:span><text:span text:style-name="T8">MNIST digit recognition by CNN.</text:span></text:p>
      <text:p text:style-name="P16"><text:span text:style-name="T8"><text:s text:c="46"/></text:span><text:span text:style-name="T12">5</text:span><text:span text:style-name="T11">. <text:s/></text:span><text:span text:style-name="T8">Plant seedling(having 12 classes) classification using CNN. </text:span></text:p>
      <text:p text:style-name="P16"><text:span text:style-name="T8"><text:s text:c="46"/></text:span><text:span text:style-name="T12">6</text:span><text:span text:style-name="T8">. <text:s/>Image Compression by ConvLSTM</text:span></text:p>
      <text:p text:style-name="P8"><text:span text:style-name="T16">Personal <text:s/>STRENGTHS</text:span><text:span text:style-name="T17"> :</text:span></text:p>
      <text:p text:style-name="P8"><text:span text:style-name="T17"><text:s text:c="64"/></text:span><text:span text:style-name="T11">1</text:span>. <text:s/>Strong C++11 knowledge.</text:p>
      <text:p text:style-name="P16"><text:span text:style-name="T11"><text:s text:c="46"/>2. </text:span><text:s/>Comprehensive problem solving abilities. </text:p>
      <text:p text:style-name="P14"><text:span text:style-name="T11"><text:s text:c="40"/>3. <text:s/></text:span>Good verbal and written communication skills.</text:p>
      <text:p text:style-name="P14"><text:span text:style-name="T11"><text:s text:c="40"/>4.</text:span> Willingness to learn.</text:p>
      <text:p text:style-name="P14"><text:s text:c="34"/></text:p>
      <text:p text:style-name="P10"><text:span text:style-name="T13">Communicating languages</text:span><text:span text:style-name="T14">:<text:tab/> <text:s text:c="8"/></text:span><text:span text:style-name="T15">English, Hindi and Bengali.</text:span></text:p>
      <text:p text:style-name="P17"><text:span text:style-name="T14">Declaration: <text:s text:c="37"/></text:span><text:span text:style-name="T15">I hereby declare that all the information given above are <text:s text:c="34"/></text:span></text:p>
      <text:p text:style-name="P19"><text:s text:c="60"/>true to the best of my knowledge and belief.</text:p>
      <text:p text:style-name="P18">Date:</text:p>
      <text:p text:style-name="P20">Place: <text:s text:c="110"/></text:p>
      <text:p text:style-name="P21"><text:span text:style-name="T10"><text:s text:c="11"/><text:tab/></text:span>---------------------------</text:p>
      <text:p text:style-name="Standard"><text:s text:c="117"/>Signature</text:p>
      <text:p text:style-name="Standard"><text:span text:style-name="T18"><text:s text:c="126"/></text:span>(Nirbhay Kumar Pandey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1-12-13T22:25:22.188666677</dc:date>
    <meta:editing-cycles>66</meta:editing-cycles>
    <dc:title>CURRICULUM VITAE</dc:title>
    <meta:editing-duration>PT8H20M3S</meta:editing-duration>
    <meta:generator>LibreOffice/6.4.7.2$Linux_X86_64 LibreOffice_project/40$Build-2</meta:generator>
    <meta:document-statistic meta:table-count="2" meta:image-count="0" meta:object-count="0" meta:page-count="2" meta:paragraph-count="105" meta:word-count="273" meta:character-count="3019" meta:non-whitespace-character-count="1797"/>
  </office:meta>
</office:document-meta>
</file>